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2732b" officeooo:paragraph-rsid="0002732b" style:font-size-asian="44pt" style:font-size-complex="44pt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fo:font-size="44pt" officeooo:rsid="0002732b" officeooo:paragraph-rsid="0002732b" style:font-size-asian="44pt" style:font-size-complex="44pt"/>
    </style:style>
    <style:style style:name="P3" style:family="paragraph" style:parent-style-name="Text_20_body">
      <style:text-properties officeooo:paragraph-rsid="0002cc7d"/>
    </style:style>
    <style:style style:name="P4" style:family="paragraph" style:parent-style-name="Heading_20_1">
      <style:text-properties officeooo:rsid="0002cc7d" officeooo:paragraph-rsid="0002cc7d"/>
    </style:style>
    <style:style style:name="P5" style:family="paragraph" style:parent-style-name="Footer">
      <style:paragraph-properties fo:text-align="end" style:justify-single-word="false"/>
      <style:text-properties officeooo:rsid="0002732b" officeooo:paragraph-rsid="0002732b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c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Title">Projet de fin d'année </text:p>
      <text:p text:style-name="Title">Informatique et Sciences du Numérique </text:p>
      <text:p text:style-name="Title">2015-2016</text:p>
      <text:p text:style-name="P1"><text:s/></text:p>
      <text:p text:style-name="Subtitle">Robots contrôlés par smartphon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<text:soft-page-break/>Analyse</text:h>
      <text:p text:style-name="P3"/>
      <text:h text:style-name="P4" text:outline-level="1">Stratégi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.76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2732b" officeooo:paragraph-rsid="000273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rentin LUCAS – Tristan DRUSSEL – TS1 Vauban 2016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</meta:initial-creator>
    <meta:creation-date>2016-02-28T11:04:42.341873877</meta:creation-date>
    <dc:date>2016-02-28T11:14:16.122411916</dc:date>
    <dc:creator>Tristan </dc:creator>
    <meta:editing-duration>PT9M34S</meta:editing-duration>
    <meta:editing-cycles>2</meta:editing-cycles>
    <meta:generator>LibreOffice/4.4.6.3$Linux_x86 LibreOffice_project/e8938fd3328e95dcf59dd64e7facd2c7d67c704d</meta:generator>
    <meta:document-statistic meta:table-count="0" meta:image-count="0" meta:object-count="0" meta:page-count="2" meta:paragraph-count="8" meta:word-count="23" meta:character-count="167" meta:non-whitespace-character-count="146"/>
  </office:meta>
</office:document-meta>
</file>